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33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147.06mm"/>
    </style:style>
    <style:style style:name="co6" style:family="table-column">
      <style:table-column-properties fo:break-before="auto" style:column-width="158.84mm"/>
    </style:style>
    <style:style style:name="co7" style:family="table-column">
      <style:table-column-properties fo:break-before="auto" style:column-width="8.17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7.88mm"/>
    </style:style>
    <style:style style:name="co10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24.77mm"/>
    </style:style>
    <style:style style:name="co12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9"/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fo:font-size="10pt" style:font-size-asian="10pt" style:font-size-complex="10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font-size="11pt" style:font-size-asian="11pt" style:font-size-complex="11pt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norm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 - Structure, spaces and hardware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aming of spaces</text:p>
          </table:table-cell>
          <table:table-cell/>
          <table:table-cell office:value-type="string" calcext:value-type="string">
            <text:p><text:a xlink:href="../vehicule_spaces_v1.odt" xlink:type="simple">/home/dominique/Arduino/Documentation/Robotics general notes/vehicule_spaces_v1.odt</text:a></text:p>
          </table:table-cell>
        </table:table-row>
        <table:table-row table:style-name="ro1">
          <table:table-cell/>
          <table:table-cell office:value-type="string" calcext:value-type="string">
            <text:p>Space alloc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.0</text:p>
          </table:table-cell>
          <table:table-cell office:value-type="string" calcext:value-type="string">
            <text:p>Vehicule structure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Space plan: naming of plates, bulkhead and decks</text:p>
          </table:table-cell>
          <table:table-cell office:value-type="string" calcext:value-type="string">
            <text:p>see file above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aB Decks: adding a hole to secure mounting</text:p>
          </table:table-cell>
          <table:table-cell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aB Decks: prepare mounting for H-bridge enclosure</text:p>
          </table:table-cell>
          <table:table-cell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eF Decks: adding two holes to secure standoffs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 - Motor control" table:style-name="ta1">
        <table:table-column table:style-name="co1" table:default-cell-style-name="Default"/>
        <table:table-column table:style-name="co1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2" table:number-rows-repeated="2">
          <table:table-cell table:number-columns-repeated="4"/>
          <table:table-cell table:style-name="ce8"/>
          <table:table-cell table:style-name="ce14"/>
        </table:table-row>
        <table:table-row table:style-name="ro3">
          <table:table-cell/>
          <table:table-cell table:style-name="ce6" office:value-type="string" calcext:value-type="string">
            <text:p>DEVELOPPEMENT</text:p>
          </table:table-cell>
          <table:table-cell/>
          <table:table-cell table:style-name="ce6"/>
          <table:table-cell table:style-name="ce8"/>
          <table:table-cell table:style-name="ce14"/>
        </table:table-row>
        <table:table-row table:style-name="ro2">
          <table:table-cell table:number-columns-repeated="4"/>
          <table:table-cell table:style-name="ce8"/>
          <table:table-cell table:style-name="ce14"/>
        </table:table-row>
        <table:table-row table:style-name="ro2">
          <table:table-cell/>
          <table:table-cell office:value-type="float" office:value="2" calcext:value-type="float">
            <text:p>2.0</text:p>
          </table:table-cell>
          <table:table-cell office:value-type="string" calcext:value-type="string">
            <text:p>Motors control and H-Bridge – testings and developement</text:p>
          </table:table-cell>
          <table:table-cell/>
          <table:table-cell table:style-name="ce8" office:value-type="string" calcext:value-type="string">
            <text:p>Results</text:p>
          </table:table-cell>
          <table:table-cell table:style-name="ce14"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.1 Wiring L298N to Arduino Due for Motor control – Direction and speed only</text:p>
          </table:table-cell>
          <table:table-cell/>
          <table:table-cell office:value-type="string" calcext:value-type="string">
            <text:p>Fig. 2.1 wiring diagram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 calcext:value-type="string">
            <text:p>2.2 Sketch <text:span text:style-name="T1">moteurs_v2.ino</text:span>: determine wiring for motor direction control at full speed</text:p>
          </table:table-cell>
          <table:table-cell/>
          <table:table-cell office:value-type="string" calcext:value-type="string">
            <text:p>success in determining motor control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2.3 L298N to Arduino Due for Motor control using P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3.1 empty se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3.2 Wiring motor Hall sensors to Arduino Due via level shifter</text:p>
          </table:table-cell>
          <table:table-cell office:value-type="string" calcext:value-type="string">
            <text:p>wiring t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.3.4 Sketch motor_PID_v1.ino using interrup and button to change motor direction</text:p>
          </table:table-cell>
          <table:table-cell office:value-type="string" calcext:value-type="string">
            <text:p>see notes, procedure abandonned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 calcext:value-type="string">
            <text:p>2.4 testing motor control using a joystick: <text:span text:style-name="T2">sketch </text:span><text:span text:style-name="T1">motors_joystick_v1.ino</text:span></text:p>
          </table:table-cell>
          <table:table-cell/>
          <table:table-cell office:value-type="string" calcext:value-type="string">
            <text:p>Using joystick on breakout board. Success, but this device will not be used in this context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2.5 correcting motor rotation direction</text:p>
          </table:table-cell>
          <table:table-cell/>
          <table:table-cell office:value-type="string" calcext:value-type="string">
            <text:p>Fig. 2.1 wiring diagram corrected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 calcext:value-type="string">
            <text:p>2.6 motor control functions: sketch <text:span text:style-name="T1">motors_joystick_v1.ino</text:span></text:p>
          </table:table-cell>
          <table:table-cell/>
          <table:table-cell office:value-type="string" calcext:value-type="string">
            <text:p>The functions for controling the motors are corrected according to finding in section 2.5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 calcext:value-type="string">
            <text:p>2.7 Measuring the speed motors M1, M2 and M3: sketch <text:span text:style-name="T3">motors_measures_v1.ino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7.1 Objectives</text:p>
          </table:table-cell>
          <table:table-cell office:value-type="string" calcext:value-type="string">
            <text:p>Explanation of procedure and Fig 2 diagram of IR sensor placement relative to mot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.7.2 Preliminary results for motors M1 and M2</text:p>
          </table:table-cell>
          <table:table-cell office:value-type="string" calcext:value-type="string">
            <text:p>Developpement of procedure only - results not taken into account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 calcext:value-type="string">
            <text:p>2.8 Measuring the speed motors M1, M2 and M3: sketch <text:span text:style-name="T3">motors_measures_v2.ino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8.1 changes from sketch v1 to v2</text:p>
          </table:table-cell>
          <table:table-cell office:value-type="string" calcext:value-type="string">
            <text:p>Mainly use of DueTimer Library and provision to mesure drive wheel speed directly uning IR sens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.8.2 Preliminary results for motor M1 and M2</text:p>
          </table:table-cell>
          <table:table-cell office:value-type="string" calcext:value-type="string">
            <text:p>Developpement of procedure only - results not taken into account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2.8.3 Measuring motor M1, M2 and M3: sketch <text:span text:style-name="T4">motors_measures_v3.ino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2.8.3.1 changes from version 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2.8.3.2 Measuring motors</text:p>
          </table:table-cell>
          <table:table-cell office:value-type="string" calcext:value-type="string">
            <text:p>Table of procedure and files 2.8.3.2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2.8.3.3 Data analysis</text:p>
          </table:table-cell>
          <table:table-cell office:value-type="string" calcext:value-type="string">
            <text:p>in progress :: data inserted in speadsheets d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2.8.3.4 Conclus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2.9 Find the balance between the two motors: is this necessary???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ight motor runs faster than left at pwm 255. Using the date from Hall sensors, find the correct value to get approximate same spee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2.10 Teleoperating the motors with a PS2 remote game controle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2.11 operating the motors using functions for directionnal contro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ID for moving in a streight line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PID for turning on the s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rning: stop and turn implement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rning: turn as we go implementat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6" office:value-type="string" calcext:value-type="string">
            <text:p>IMPLEMENTATION – INTEGRATION</text:p>
          </table:table-cell>
          <table:table-cell/>
          <table:table-cell table:style-name="ce6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string" calcext:value-type="string">
            <text:p>H-Bridge main power and logic power wi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.1.1</text:p>
          </table:table-cell>
          <table:table-cell office:value-type="string" calcext:value-type="string">
            <text:p>Mounting H-bridge in watertight enclos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1.2</text:p>
          </table:table-cell>
          <table:table-cell office:value-type="string" calcext:value-type="string">
            <text:p>Motor power lines to main power source 10.4 VD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1.3</text:p>
          </table:table-cell>
          <table:table-cell office:value-type="string" calcext:value-type="string">
            <text:p>H-bridge circuit power line to 5 VDC power rai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1.4</text:p>
          </table:table-cell>
          <table:table-cell office:value-type="string" calcext:value-type="string">
            <text:p>H-bridge logic control signal lines to Arduino via 5V-3.3 VDC level shift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Motor testing and calibr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.2.1</text:p>
          </table:table-cell>
          <table:table-cell office:value-type="string" calcext:value-type="string">
            <text:p>Motors M1, M2 and M3: speed tests using internal Hall sensors and temporary external optical IR senso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.2</text:p>
          </table:table-cell>
          <table:table-cell office:value-type="string" calcext:value-type="string">
            <text:p>Motors: selecting best pair between M1, M2 and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.3</text:p>
          </table:table-cell>
          <table:table-cell office:value-type="string" calcext:value-type="string">
            <text:p>Motor power lines to H-brid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.4</text:p>
          </table:table-cell>
          <table:table-cell office:value-type="string" calcext:value-type="string">
            <text:p>bla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.5</text:p>
          </table:table-cell>
          <table:table-cell office:value-type="string" calcext:value-type="string">
            <text:p>Motor Hall encoders power to 5VDC power rai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.6</text:p>
          </table:table-cell>
          <table:table-cell office:value-type="string" calcext:value-type="string">
            <text:p>Motor Hall encoders logic signal to Arduino via 5V-3.3 VDC level shif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.7</text:p>
          </table:table-cell>
          <table:table-cell office:value-type="string" calcext:value-type="string">
            <text:p>Connect temperature sensors to Arduino via 5V-3.3 VDC level shifte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2"/>
        </table:table-row>
        <table:table-row table:style-name="ro1" table:number-rows-repeated="10485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3 - Level shifting 3.3V-5V logic bus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3. Level shifting 3.3V-5V logic bus</text:p>
          </table:table-cell>
        </table:table-row>
      </table:table>
      <table:table table:name="4 - Power supply" table:style-name="ta1">
        <table:table-column table:style-name="co1" table:number-columns-repeated="2" table:default-cell-style-name="Default"/>
        <table:table-column table:style-name="co7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ttery compartment assemb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er control panel: switches and DE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om Low voltage indicato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unting batteries - power management - 5 VDC power bus - 3.3 VDC power bus.</text:p>
          </table:table-cell>
        </table:table-row>
      </table:table>
      <table:table table:name="5 - Software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 tests and calibra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tors M1, M2 and M3: speed tests using internal Hall sensors and remporary external optical IR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s: selecting best pair between M1, M2 and M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s mounted in close proximity: determine if Hall sensors affect each other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calibration: formula for calculating drive wheel speed from Hall sensors read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s: measuring direction from Hall sensors readings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 contr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oling motors with a joystick (TELEOP mode)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ing motors by software (not TELEOP mode) while regulating motors speed with PID, no turn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ing motors by software (not TELEOP mode) while regulating motors speed with PID, including turns.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Study requirement for a (logic shifting 5 VDC to) 3.3 VDC logic bus.</text:p>
          </table:table-cell>
          <table:table-cell/>
        </table:table-row>
      </table:table>
      <table:table table:name="6 - Display" table:style-name="ta1">
        <table:table-column table:style-name="co1" table:default-cell-style-name="Default"/>
        <table:table-row table:style-name="ro1">
          <table:table-cell/>
        </table:table-row>
      </table:table>
      <table:table table:name="7 - Sensors" table:style-name="ta1">
        <table:table-column table:style-name="co1" table:default-cell-style-name="Default"/>
        <table:table-column table:style-name="co1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7.0 </text:p>
          </table:table-cell>
          <table:table-cell office:value-type="string" calcext:value-type="string">
            <text:p>Senso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'7.1 Motors TMP36 temperature sensor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'7.1.1 Left Motor TMP36 temperature sensor: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 unwired sens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ire sens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est wired sens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ount sensor to Left mot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est mounted senso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'7.1.2 Right Motor TMP36 temperature sensor: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test unwired sensor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wire sensor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test wired sensor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mount sensor to Right motor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test mounted sensor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00-00-00</text:date>, <text:time style:data-style-name="N2" text:time-value="17:14:09.593708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20:54.377239487</meta:creation-date>
    <dc:date>2019-03-22T22:27:06.746297989</dc:date>
    <meta:editing-duration>PT2H57M14S</meta:editing-duration>
    <meta:editing-cycles>52</meta:editing-cycles>
    <meta:generator>LibreOffice/6.0.7.3$Linux_X86_64 LibreOffice_project/00m0$Build-3</meta:generator>
    <meta:document-statistic meta:table-count="7" meta:cell-count="118" meta:object-count="0"/>
  </office:meta>
</office:document-meta>
</file>